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Lucida Sans Unicode1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withoutfill">
      <style:graphic-properties draw:stroke="solid" svg:stroke-width="0cm" svg:stroke-color="#000000" draw:marker-start="" draw:marker-end="Arrow" draw:marker-end-width="0.203cm" draw:fill="none" draw:fill-color="#000000" draw:textarea-vertical-align="middle"/>
    </style:style>
    <style:style style:name="gr3" style:family="graphic" style:parent-style-name="standard">
      <style:graphic-properties draw:stroke="none" svg:stroke-width="0cm" svg:stroke-color="#000000" draw:marker-start="" draw:marker-end="Arrow" draw:fill="none" draw:fill-color="#ffffff" draw:textarea-horizontal-align="left" draw:auto-grow-height="true" draw:auto-grow-width="true" fo:min-height="0.864cm" fo:min-width="11.218cm"/>
    </style:style>
    <style:style style:name="gr4" style:family="graphic" style:parent-style-name="standard">
      <style:graphic-properties draw:stroke="none" svg:stroke-width="0cm" svg:stroke-color="#000000" draw:marker-start="" draw:marker-end="Arrow" draw:fill="none" draw:fill-color="#ffffff" fo:min-height="0.828cm"/>
    </style:style>
    <style:style style:name="gr5" style:family="graphic" style:parent-style-name="objectwithoutfill">
      <style:graphic-properties draw:marker-end="Arrow" draw:marker-end-width="0.203cm" draw:fill="none" draw:textarea-vertical-align="middle"/>
    </style:style>
    <style:style style:name="gr6" style:family="graphic" style:parent-style-name="objectwithoutfill">
      <style:graphic-properties svg:stroke-color="#000000" draw:marker-end="Arrow" draw:marker-end-width="0.20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1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765cm" svg:height="1.055cm" svg:x="23.775cm" svg:y="10.06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xml:id="id2" draw:id="id2" draw:layer="layout" svg:width="2.781cm" svg:height="1.123cm" svg:x="21.416cm" svg:y="15.67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xml:id="id3" draw:id="id3" draw:layer="layout" svg:width="2.109cm" svg:height="0.53cm" svg:x="24.871cm" svg:y="15.9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2" draw:text-style-name="P1" draw:layer="layout" draw:line-skew="1.448cm" svg:x1="25.157cm" svg:y1="11.116cm" svg:x2="22.806cm" svg:y2="15.674cm" draw:start-shape="id1" draw:start-glue-point="2" draw:end-shape="id2" draw:end-glue-point="0" svg:d="M25157 11116v3727h-2351v831" svg:viewBox="0 0 2352 4559">
          <text:p/>
        </draw:connector>
        <draw:connector draw:style-name="gr2" draw:text-style-name="P1" draw:layer="layout" draw:line-skew="1.3cm" svg:x1="25.157cm" svg:y1="11.116cm" svg:x2="25.925cm" svg:y2="15.97cm" draw:start-shape="id1" draw:start-glue-point="2" draw:end-shape="id3" draw:end-glue-point="0" svg:d="M25157 11116v3727h768v1127" svg:viewBox="0 0 769 4855">
          <text:p/>
        </draw:connector>
        <draw:frame draw:style-name="gr1" draw:text-style-name="P1" xml:id="id4" draw:id="id4" draw:layer="layout" svg:width="0.947cm" svg:height="0.53cm" svg:x="20.961cm" svg:y="18.64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xml:id="id5" draw:id="id5" draw:layer="layout" svg:width="0.93cm" svg:height="0.53cm" svg:x="23.599cm" svg:y="18.64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11.718cm" svg:height="1.114cm" svg:x="8.085cm" svg:y="1.41cm">
          <draw:text-box>
            <text:p text:style-name="P2">Turbulence Uncertainty Tree Diagram</text:p>
          </draw:text-box>
        </draw:frame>
        <draw:connector draw:style-name="gr2" draw:text-style-name="P2" draw:layer="layout" draw:line-skew="-0.167cm" svg:x1="22.806cm" svg:y1="16.797cm" svg:x2="21.434cm" svg:y2="18.643cm" draw:start-shape="id2" draw:start-glue-point="2" draw:end-shape="id4" svg:d="M22806 16797v756h-1372v1090" svg:viewBox="0 0 1373 1847">
          <text:p/>
        </draw:connector>
        <draw:connector draw:style-name="gr2" draw:text-style-name="P2" draw:layer="layout" draw:line-skew="-0.167cm" svg:x1="22.806cm" svg:y1="16.797cm" svg:x2="24.064cm" svg:y2="18.643cm" draw:start-shape="id2" draw:start-glue-point="2" draw:end-shape="id5" svg:d="M22806 16797v756h1258v1090" svg:viewBox="0 0 1259 1847">
          <text:p/>
        </draw:connector>
        <draw:frame draw:style-name="gr4" draw:text-style-name="P4" draw:layer="layout" svg:width="5.969cm" svg:height="1.078cm" svg:x="4.267cm" svg:y="15.905cm">
          <draw:text-box>
            <text:p text:style-name="P3"><text:span text:style-name="T1">See Appendix A for nomenclature</text:span></text:p>
          </draw:text-box>
        </draw:frame>
        <draw:frame draw:style-name="gr1" draw:text-style-name="P1" xml:id="id6" draw:id="id6" draw:layer="layout" svg:width="4.395cm" svg:height="1.823cm" svg:x="11.802cm" svg:y="3.1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xml:id="id7" draw:id="id7" draw:layer="layout" svg:width="0.522cm" svg:height="0.47cm" svg:x="1.185cm" svg:y="7.52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xml:id="id8" draw:id="id8" draw:layer="layout" svg:width="0.771cm" svg:height="0.53cm" svg:x="2.191cm" svg:y="7.49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2" draw:text-style-name="P1" draw:layer="layout" draw:line-skew="-0.28cm" svg:x1="13.999cm" svg:y1="4.937cm" svg:x2="1.446cm" svg:y2="7.529cm" draw:start-shape="id6" draw:start-glue-point="2" draw:end-shape="id7" draw:end-glue-point="0" svg:d="M13999 4937v1016h-12553v1576" svg:viewBox="0 0 12554 2593">
          <text:p/>
        </draw:connector>
        <draw:connector draw:style-name="gr2" draw:text-style-name="P1" draw:layer="layout" draw:line-skew="-0.265cm" svg:x1="13.999cm" svg:y1="4.937cm" svg:x2="2.576cm" svg:y2="7.499cm" draw:start-shape="id6" draw:start-glue-point="2" draw:end-shape="id8" draw:end-glue-point="0" svg:d="M13999 4937v1016h-11423v1546" svg:viewBox="0 0 11424 2563">
          <text:p/>
        </draw:connector>
        <draw:frame draw:style-name="gr1" draw:text-style-name="P1" xml:id="id9" draw:id="id9" draw:layer="layout" svg:width="3.243cm" svg:height="1.123cm" svg:x="3.491cm" svg:y="7.19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1" xml:id="id12" draw:id="id12" draw:layer="layout" svg:width="4.19cm" svg:height="1.786cm" svg:x="19.514cm" svg:y="6.87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xml:id="id10" draw:id="id10" draw:layer="layout" svg:width="0.936cm" svg:height="0.53cm" svg:x="7.509cm" svg:y="7.49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xml:id="id11" draw:id="id11" draw:layer="layout" svg:width="3.454cm" svg:height="1.194cm" svg:x="9.431cm" svg:y="7.16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5" draw:text-style-name="P2" draw:layer="layout" draw:line-skew="-0.115cm" svg:x1="13.999cm" svg:y1="4.937cm" svg:x2="5.112cm" svg:y2="7.199cm" draw:start-shape="id6" draw:start-glue-point="2" draw:end-shape="id9" draw:end-glue-point="0" svg:d="M13999 4937v1016h-8887v1246" svg:viewBox="0 0 8888 2263">
          <text:p/>
        </draw:connector>
        <draw:connector draw:style-name="gr5" draw:text-style-name="P2" draw:layer="layout" draw:line-skew="-0.265cm" svg:x1="13.999cm" svg:y1="4.937cm" svg:x2="7.977cm" svg:y2="7.499cm" draw:start-shape="id6" draw:start-glue-point="2" draw:end-shape="id10" svg:d="M13999 4937v1016h-6022v1546" svg:viewBox="0 0 6023 2563">
          <text:p/>
        </draw:connector>
        <draw:connector draw:style-name="gr5" draw:text-style-name="P2" draw:layer="layout" draw:line-skew="-0.099cm" svg:x1="13.999cm" svg:y1="4.937cm" svg:x2="11.158cm" svg:y2="7.167cm" draw:start-shape="id6" draw:start-glue-point="2" draw:end-shape="id11" svg:d="M13999 4937v1016h-2841v1214" svg:viewBox="0 0 2842 2231">
          <text:p/>
        </draw:connector>
        <draw:connector draw:style-name="gr5" draw:text-style-name="P2" draw:layer="layout" draw:line-skew="0.049cm" svg:x1="13.999cm" svg:y1="4.937cm" svg:x2="21.609cm" svg:y2="6.871cm" draw:start-shape="id6" draw:start-glue-point="2" draw:end-shape="id12" draw:end-glue-point="0" svg:d="M13999 4937v1016h7610v918" svg:viewBox="0 0 7611 1935">
          <text:p/>
        </draw:connector>
        <draw:connector draw:style-name="gr5" draw:text-style-name="P2" draw:layer="layout" draw:line-skew="0.023cm" svg:x1="21.609cm" svg:y1="8.657cm" svg:x2="25.157cm" svg:y2="10.061cm" draw:start-shape="id12" draw:start-glue-point="2" draw:end-shape="id1" draw:end-glue-point="0" svg:d="M21609 8657v725h3548v679" svg:viewBox="0 0 3549 1405">
          <text:p/>
        </draw:connector>
        <draw:frame draw:style-name="gr1" draw:text-style-name="P1" xml:id="id13" draw:id="id13" draw:layer="layout" svg:width="0.771cm" svg:height="0.53cm" svg:x="2.692cm" svg:y="10.32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1" xml:id="id14" draw:id="id14" draw:layer="layout" svg:width="0.958cm" svg:height="0.53cm" svg:x="4.024cm" svg:y="10.32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xml:id="id15" draw:id="id15" draw:layer="layout" svg:width="1.208cm" svg:height="0.53cm" svg:x="5.257cm" svg:y="10.32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xml:id="id16" draw:id="id16" draw:layer="layout" svg:width="0.771cm" svg:height="0.53cm" svg:x="7.238cm" svg:y="10.32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text-style-name="P1" xml:id="id19" draw:id="id19" draw:layer="layout" svg:width="0.771cm" svg:height="0.53cm" svg:x="17.409cm" svg:y="10.32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1" xml:id="id21" draw:id="id21" draw:layer="layout" svg:width="3.243cm" svg:height="1.123cm" svg:x="19.988cm" svg:y="10.02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1" xml:id="id18" draw:id="id18" draw:layer="layout" svg:width="0.936cm" svg:height="0.53cm" svg:x="13.337cm" svg:y="10.32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1" xml:id="id17" draw:id="id17" draw:layer="layout" svg:width="0.97cm" svg:height="0.53cm" svg:x="8.262cm" svg:y="10.32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onnector draw:style-name="gr5" draw:text-style-name="P2" draw:layer="layout" svg:x1="5.112cm" svg:y1="8.322cm" svg:x2="3.077cm" svg:y2="10.323cm" draw:start-shape="id9" draw:start-glue-point="2" draw:end-shape="id13" draw:end-glue-point="0" svg:d="M5112 8322v1001h-2035v1000" svg:viewBox="0 0 2036 2002">
          <text:p/>
        </draw:connector>
        <draw:connector draw:style-name="gr5" draw:text-style-name="P2" draw:layer="layout" svg:x1="5.112cm" svg:y1="8.322cm" svg:x2="4.503cm" svg:y2="10.323cm" draw:start-shape="id9" draw:start-glue-point="2" draw:end-shape="id14" draw:end-glue-point="0" svg:d="M5112 8322v1001h-609v1000" svg:viewBox="0 0 610 2002">
          <text:p/>
        </draw:connector>
        <draw:connector draw:style-name="gr5" draw:text-style-name="P2" draw:layer="layout" svg:x1="5.112cm" svg:y1="8.322cm" svg:x2="5.861cm" svg:y2="10.323cm" draw:start-shape="id9" draw:start-glue-point="2" draw:end-shape="id15" svg:d="M5112 8322v1001h749v1000" svg:viewBox="0 0 750 2002">
          <text:p/>
        </draw:connector>
        <draw:frame draw:style-name="gr1" draw:text-style-name="P1" xml:id="id20" draw:id="id20" draw:layer="layout" svg:width="0.522cm" svg:height="0.47cm" svg:x="18.761cm" svg:y="10.35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5" draw:text-style-name="P2" draw:layer="layout" svg:x1="11.158cm" svg:y1="8.361cm" svg:x2="7.623cm" svg:y2="10.323cm" draw:start-shape="id11" draw:start-glue-point="2" draw:end-shape="id16" draw:end-glue-point="0" svg:d="M11158 8361v981h-3535v981" svg:viewBox="0 0 3536 1963">
          <text:p/>
        </draw:connector>
        <draw:connector draw:style-name="gr5" draw:text-style-name="P2" draw:layer="layout" svg:x1="11.158cm" svg:y1="8.361cm" svg:x2="8.747cm" svg:y2="10.323cm" draw:start-shape="id11" draw:start-glue-point="2" draw:end-shape="id17" draw:end-glue-point="0" svg:d="M11158 8361v981h-2411v981" svg:viewBox="0 0 2412 1963">
          <text:p/>
        </draw:connector>
        <draw:connector draw:style-name="gr6" draw:text-style-name="P2" draw:layer="layout" svg:x1="11.158cm" svg:y1="8.361cm" svg:x2="13.805cm" svg:y2="10.323cm" draw:start-shape="id11" draw:start-glue-point="2" draw:end-shape="id18" draw:end-glue-point="0" svg:d="M11158 8361v981h2647v981" svg:viewBox="0 0 2648 1963">
          <text:p/>
        </draw:connector>
        <draw:connector draw:style-name="gr6" draw:text-style-name="P2" draw:layer="layout" draw:line-skew="-0.108cm" svg:x1="21.609cm" svg:y1="8.657cm" svg:x2="17.794cm" svg:y2="10.323cm" draw:start-shape="id12" draw:start-glue-point="2" draw:end-shape="id19" draw:end-glue-point="0" svg:d="M21609 8657v725h-3815v941" svg:viewBox="0 0 3816 1667">
          <text:p/>
        </draw:connector>
        <draw:connector draw:style-name="gr6" draw:text-style-name="P2" draw:layer="layout" draw:line-skew="-0.123cm" svg:x1="21.609cm" svg:y1="8.657cm" svg:x2="19.022cm" svg:y2="10.353cm" draw:start-shape="id12" draw:start-glue-point="2" draw:end-shape="id20" draw:end-glue-point="0" svg:d="M21609 8657v725h-2587v971" svg:viewBox="0 0 2588 1697">
          <text:p/>
        </draw:connector>
        <draw:connector draw:style-name="gr6" draw:text-style-name="P2" draw:layer="layout" svg:x1="21.609cm" svg:y1="8.657cm" svg:x2="21.609cm" svg:y2="10.027cm" draw:start-shape="id12" draw:start-glue-point="2" draw:end-shape="id21" svg:d="M21609 8657v1370" svg:viewBox="0 0 1 1371">
          <text:p/>
        </draw:connector>
        <draw:frame draw:style-name="gr1" draw:text-style-name="P1" xml:id="id22" draw:id="id22" draw:layer="layout" svg:width="3.454cm" svg:height="1.194cm" svg:x="14.971cm" svg:y="12.46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xml:id="id23" draw:id="id23" draw:layer="layout" svg:width="0.771cm" svg:height="0.53cm" svg:x="13.078cm" svg:y="15.9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xml:id="id25" draw:id="id25" draw:layer="layout" svg:width="0.936cm" svg:height="0.53cm" svg:x="19.677cm" svg:y="15.97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xml:id="id24" draw:id="id24" draw:layer="layout" svg:width="0.97cm" svg:height="0.53cm" svg:x="14.602cm" svg:y="15.97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onnector draw:style-name="gr5" draw:text-style-name="P2" draw:layer="layout" draw:line-skew="0.03cm" svg:x1="16.698cm" svg:y1="13.655cm" svg:x2="13.463cm" svg:y2="15.97cm" draw:start-shape="id22" draw:start-glue-point="2" draw:end-shape="id23" draw:end-glue-point="0" svg:d="M16698 13655v1188h-3235v1127" svg:viewBox="0 0 3236 2316">
          <text:p/>
        </draw:connector>
        <draw:connector draw:style-name="gr5" draw:text-style-name="P2" draw:layer="layout" draw:line-skew="0.03cm" svg:x1="16.698cm" svg:y1="13.655cm" svg:x2="15.087cm" svg:y2="15.97cm" draw:start-shape="id22" draw:start-glue-point="2" draw:end-shape="id24" draw:end-glue-point="0" svg:d="M16698 13655v1188h-1611v1127" svg:viewBox="0 0 1612 2316">
          <text:p/>
        </draw:connector>
        <draw:connector draw:style-name="gr5" draw:text-style-name="P2" draw:layer="layout" draw:line-skew="0.03cm" svg:x1="16.698cm" svg:y1="13.655cm" svg:x2="20.145cm" svg:y2="15.97cm" draw:start-shape="id22" draw:start-glue-point="2" draw:end-shape="id25" draw:end-glue-point="0" svg:d="M16698 13655v1188h3447v1127" svg:viewBox="0 0 3448 2316">
          <text:p/>
        </draw:connector>
        <draw:frame draw:style-name="gr1" draw:text-style-name="P1" xml:id="id26" draw:id="id26" draw:layer="layout" svg:width="3.243cm" svg:height="1.123cm" svg:x="9.537cm" svg:y="10.02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xml:id="id27" draw:id="id27" draw:layer="layout" svg:width="0.771cm" svg:height="0.53cm" svg:x="9.221cm" svg:y="12.793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xml:id="id28" draw:id="id28" draw:layer="layout" svg:width="0.958cm" svg:height="0.53cm" svg:x="10.679cm" svg:y="12.793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1" xml:id="id29" draw:id="id29" draw:layer="layout" svg:width="1.208cm" svg:height="0.53cm" svg:x="11.986cm" svg:y="12.793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onnector draw:style-name="gr5" draw:text-style-name="P2" draw:layer="layout" svg:x1="11.158cm" svg:y1="11.15cm" svg:x2="9.606cm" svg:y2="12.793cm" draw:start-shape="id26" draw:start-glue-point="2" draw:end-shape="id27" draw:end-glue-point="0" svg:d="M11158 11150v822h-1552v821" svg:viewBox="0 0 1553 1644">
          <text:p/>
        </draw:connector>
        <draw:connector draw:style-name="gr5" draw:text-style-name="P2" draw:layer="layout" svg:x1="11.158cm" svg:y1="11.15cm" svg:x2="11.158cm" svg:y2="12.793cm" draw:start-shape="id26" draw:start-glue-point="2" draw:end-shape="id28" draw:end-glue-point="0" svg:d="M11158 11150v1643" svg:viewBox="0 0 1 1644">
          <text:p/>
        </draw:connector>
        <draw:connector draw:style-name="gr5" draw:text-style-name="P2" draw:layer="layout" svg:x1="11.158cm" svg:y1="11.15cm" svg:x2="12.59cm" svg:y2="12.793cm" draw:start-shape="id26" draw:start-glue-point="2" draw:end-shape="id29" svg:d="M11158 11150v822h1432v821" svg:viewBox="0 0 1433 1644">
          <text:p/>
        </draw:connector>
        <draw:frame draw:style-name="gr1" draw:text-style-name="P1" xml:id="id30" draw:id="id30" draw:layer="layout" svg:width="3.243cm" svg:height="1.123cm" svg:x="15.916cm" svg:y="15.674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1" xml:id="id31" draw:id="id31" draw:layer="layout" svg:width="0.771cm" svg:height="0.53cm" svg:x="15.717cm" svg:y="18.643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1" xml:id="id32" draw:id="id32" draw:layer="layout" svg:width="0.958cm" svg:height="0.53cm" svg:x="17.049cm" svg:y="18.64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" draw:text-style-name="P1" xml:id="id33" draw:id="id33" draw:layer="layout" svg:width="1.208cm" svg:height="0.53cm" svg:x="18.382cm" svg:y="18.64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onnector draw:style-name="gr5" draw:text-style-name="P2" draw:layer="layout" svg:x1="17.537cm" svg:y1="16.797cm" svg:x2="16.102cm" svg:y2="18.643cm" draw:start-shape="id30" draw:start-glue-point="2" draw:end-shape="id31" draw:end-glue-point="0" svg:d="M17537 16797v923h-1435v923" svg:viewBox="0 0 1436 1847">
          <text:p/>
        </draw:connector>
        <draw:connector draw:style-name="gr5" draw:text-style-name="P2" draw:layer="layout" svg:x1="17.537cm" svg:y1="16.797cm" svg:x2="17.528cm" svg:y2="18.643cm" draw:start-shape="id30" draw:start-glue-point="2" draw:end-shape="id32" draw:end-glue-point="0" svg:d="M17537 16797v923h-9v923" svg:viewBox="0 0 10 1847">
          <text:p/>
        </draw:connector>
        <draw:connector draw:style-name="gr5" draw:text-style-name="P2" draw:layer="layout" svg:x1="17.537cm" svg:y1="16.797cm" svg:x2="18.986cm" svg:y2="18.643cm" draw:start-shape="id30" draw:start-glue-point="2" draw:end-shape="id33" svg:d="M17537 16797v923h1449v923" svg:viewBox="0 0 1450 1847">
          <text:p/>
        </draw:connector>
        <draw:frame draw:style-name="gr1" draw:text-style-name="P1" xml:id="id35" draw:id="id35" draw:layer="layout" svg:width="0.771cm" svg:height="0.53cm" svg:x="20.067cm" svg:y="12.793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" draw:text-style-name="P1" xml:id="id34" draw:id="id34" draw:layer="layout" svg:width="0.958cm" svg:height="0.53cm" svg:x="21.13cm" svg:y="12.793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" draw:text-style-name="P1" xml:id="id36" draw:id="id36" draw:layer="layout" svg:width="1.208cm" svg:height="0.53cm" svg:x="22.332cm" svg:y="12.793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onnector draw:style-name="gr6" draw:text-style-name="P2" draw:layer="layout" svg:x1="21.609cm" svg:y1="11.15cm" svg:x2="21.609cm" svg:y2="12.793cm" draw:start-shape="id21" draw:start-glue-point="2" draw:end-shape="id34" draw:end-glue-point="0" svg:d="M21609 11150v1643" svg:viewBox="0 0 1 1644">
          <text:p/>
        </draw:connector>
        <draw:connector draw:style-name="gr6" draw:text-style-name="P2" draw:layer="layout" svg:x1="21.609cm" svg:y1="11.15cm" svg:x2="20.452cm" svg:y2="12.793cm" draw:start-shape="id21" draw:start-glue-point="2" draw:end-shape="id35" draw:end-glue-point="0" svg:d="M21609 11150v822h-1157v821" svg:viewBox="0 0 1158 1644">
          <text:p/>
        </draw:connector>
        <draw:connector draw:style-name="gr6" draw:text-style-name="P2" draw:layer="layout" svg:x1="21.609cm" svg:y1="11.15cm" svg:x2="22.936cm" svg:y2="12.793cm" draw:start-shape="id21" draw:start-glue-point="2" draw:end-shape="id36" draw:end-glue-point="0" svg:d="M21609 11150v822h1327v821" svg:viewBox="0 0 1328 1644">
          <text:p/>
        </draw:connector>
        <draw:connector draw:style-name="gr5" draw:text-style-name="P2" draw:layer="layout" draw:line-skew="-1.177cm" svg:x1="21.609cm" svg:y1="8.657cm" svg:x2="16.698cm" svg:y2="12.461cm" draw:start-shape="id12" draw:start-glue-point="2" draw:end-shape="id22" svg:d="M21609 8657v725h-4911v3079" svg:viewBox="0 0 4912 3805">
          <text:p/>
        </draw:connector>
        <draw:connector draw:style-name="gr5" draw:text-style-name="P2" draw:layer="layout" draw:line-skew="0.178cm" svg:x1="16.698cm" svg:y1="13.655cm" svg:x2="17.537cm" svg:y2="15.674cm" draw:start-shape="id22" draw:start-glue-point="2" draw:end-shape="id30" svg:d="M16698 13655v1188h839v831" svg:viewBox="0 0 840 2020">
          <text:p/>
        </draw:connector>
        <draw:connector draw:style-name="gr7" draw:text-style-name="P2" draw:layer="layout" svg:x1="11.158cm" svg:y1="8.361cm" svg:x2="11.158cm" svg:y2="10.027cm" draw:start-shape="id11" draw:start-glue-point="2" draw:end-shape="id26" svg:d="M11158 8361v1666" svg:viewBox="0 0 1 16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Lucida Sans Unicode1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0.152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Alferman</meta:initial-creator>
    <meta:creation-date>2017-02-09T11:29:22.587248072</meta:creation-date>
    <dc:date>2017-02-20T12:58:04.520963646</dc:date>
    <dc:creator>Andrew Alferman</dc:creator>
    <meta:editing-duration>P4DT8H41M7S</meta:editing-duration>
    <meta:editing-cycles>4</meta:editing-cycles>
    <meta:generator>LibreOffice/4.3.7.2$Linux_X86_64 LibreOffice_project/430$Build-2</meta:generator>
    <meta:printed-by>Andrew Alferman</meta:printed-by>
    <meta:print-date>2017-02-09T17:43:06.389254137</meta:print-date>
    <meta:document-statistic meta:object-count="73"/>
  </office:meta>
</office:document-meta>
</file>

<file path=Object 1/content.xml><?xml version="1.0" encoding="utf-8"?>
<math xmlns="http://www.w3.org/1998/Math/MathML" display="block">
  <semantics>
    <mrow>
      <msub>
        <mi>u</mi>
        <mi mathvariant="italic">amb</mi>
      </msub>
      <mo stretchy="false">=</mo>
      <msqrt>
        <mfrac>
          <mrow>
            <mn>2</mn>
            <msub>
              <mi>P</mi>
              <mrow>
                <mi mathvariant="italic">pln</mi>
                <mi>,</mi>
                <mi>g</mi>
              </mrow>
            </msub>
          </mrow>
          <msub>
            <mi mathvariant="normal">ρ</mi>
            <mi mathvariant="italic">amb</mi>
          </msub>
        </mfrac>
      </msqrt>
    </mrow>
    <annotation encoding="StarMath 5.0">u_amb = sqrt{ {2P_{pln,g}} over { %rho_amb } }</annotation>
  </semantics>
</math>
</file>

<file path=Object 10/content.xml><?xml version="1.0" encoding="utf-8"?>
<math xmlns="http://www.w3.org/1998/Math/MathML" display="block">
  <semantics>
    <mrow>
      <mi>A</mi>
      <mo stretchy="false">=</mo>
      <mfrac>
        <msubsup>
          <mi>V</mi>
          <mi mathvariant="italic">zero</mi>
          <mn>2</mn>
        </msubsup>
        <mrow>
          <msub>
            <mi>R</mi>
            <mi mathvariant="italic">op</mi>
          </msub>
          <mrow>
            <mo fence="true" stretchy="false">(</mo>
            <mrow>
              <mrow>
                <msub>
                  <mi>T</mi>
                  <mi>w</mi>
                </msub>
                <mo stretchy="false">−</mo>
                <msub>
                  <mi>T</mi>
                  <mi mathvariant="italic">amb</mi>
                </msub>
              </mrow>
            </mrow>
            <mo fence="true" stretchy="false">)</mo>
          </mrow>
        </mrow>
      </mfrac>
    </mrow>
    <annotation encoding="StarMath 5.0">A = {V_{zero}^2} over {R_op(T_w - T_amb)}</annotation>
  </semantics>
</math>
</file>

<file path=Object 11/content.xml><?xml version="1.0" encoding="utf-8"?>
<math xmlns="http://www.w3.org/1998/Math/MathML" display="block">
  <semantics>
    <mrow>
      <msub>
        <mi>T</mi>
        <mi>w</mi>
      </msub>
      <mo stretchy="false">=</mo>
      <mfrac>
        <mrow>
          <msub>
            <mi>R</mi>
            <mi mathvariant="italic">op</mi>
          </msub>
          <mo stretchy="false">−</mo>
          <msub>
            <mi>R</mi>
            <mrow>
              <mn>0</mn>
              <mi mathvariant="normal">@</mi>
              <mi>C</mi>
            </mrow>
          </msub>
        </mrow>
        <mrow>
          <msub>
            <mi>R</mi>
            <mrow>
              <mn>100</mn>
              <mi mathvariant="normal">@</mi>
              <mi>C</mi>
            </mrow>
          </msub>
          <mo stretchy="false">−</mo>
          <msub>
            <mi>R</mi>
            <mrow>
              <mn>0</mn>
              <mi mathvariant="normal">@</mi>
              <mi>C</mi>
            </mrow>
          </msub>
        </mrow>
      </mfrac>
    </mrow>
    <annotation encoding="StarMath 5.0">T_w = {R_op - R_{0 %UxE126 C} } over {R_{100 %UxE126 C} - R_{0 %UxE126 C}}</annotation>
  </semantics>
</math>
</file>

<file path=Object 12/content.xml><?xml version="1.0" encoding="utf-8"?>
<math xmlns="http://www.w3.org/1998/Math/MathML" display="block">
  <semantics>
    <mrow>
      <mi>B</mi>
      <mo stretchy="false">=</mo>
      <mfrac>
        <mrow>
          <mfrac>
            <msup>
              <mi>V</mi>
              <mn>2</mn>
            </msup>
            <mrow>
              <msub>
                <mi>R</mi>
                <mi mathvariant="italic">op</mi>
              </msub>
              <mrow>
                <mo fence="true" stretchy="false">(</mo>
                <mrow>
                  <mrow>
                    <msub>
                      <mi>T</mi>
                      <mi>w</mi>
                    </msub>
                    <mo stretchy="false">−</mo>
                    <msub>
                      <mi>T</mi>
                      <mi mathvariant="italic">amb</mi>
                    </msub>
                  </mrow>
                </mrow>
                <mo fence="true" stretchy="false">)</mo>
              </mrow>
            </mrow>
          </mfrac>
          <mo stretchy="false">−</mo>
          <mi>A</mi>
        </mrow>
        <msubsup>
          <mi>u</mi>
          <mi mathvariant="italic">amb</mi>
          <mn>2</mn>
        </msubsup>
      </mfrac>
    </mrow>
    <annotation encoding="StarMath 5.0">B = {{V^2} over {R_op(T_w - T_amb)} - A} over { u_{amb}^2 }</annotation>
  </semantics>
</math>
</file>

<file path=Object 13/content.xml><?xml version="1.0" encoding="utf-8"?>
<math xmlns="http://www.w3.org/1998/Math/MathML" display="block">
  <semantics>
    <msub>
      <mi>T</mi>
      <mi mathvariant="italic">amb</mi>
    </msub>
    <annotation encoding="StarMath 5.0">T_amb</annotation>
  </semantics>
</math>
</file>

<file path=Object 14/content.xml><?xml version="1.0" encoding="utf-8"?>
<math xmlns="http://www.w3.org/1998/Math/MathML" display="block">
  <semantics>
    <mrow>
      <mi>A</mi>
      <mo stretchy="false">=</mo>
      <mfrac>
        <msubsup>
          <mi>V</mi>
          <mi mathvariant="italic">zero</mi>
          <mn>2</mn>
        </msubsup>
        <mrow>
          <msub>
            <mi>R</mi>
            <mi mathvariant="italic">op</mi>
          </msub>
          <mrow>
            <mo fence="true" stretchy="false">(</mo>
            <mrow>
              <mrow>
                <msub>
                  <mi>T</mi>
                  <mi>w</mi>
                </msub>
                <mo stretchy="false">−</mo>
                <msub>
                  <mi>T</mi>
                  <mi mathvariant="italic">amb</mi>
                </msub>
              </mrow>
            </mrow>
            <mo fence="true" stretchy="false">)</mo>
          </mrow>
        </mrow>
      </mfrac>
    </mrow>
    <annotation encoding="StarMath 5.0">A = {V_{zero}^2} over {R_op(T_w - T_amb)}</annotation>
  </semantics>
</math>
</file>

<file path=Object 15/content.xml><?xml version="1.0" encoding="utf-8"?>
<math xmlns="http://www.w3.org/1998/Math/MathML" display="block">
  <semantics>
    <msub>
      <mi>R</mi>
      <mi mathvariant="italic">op</mi>
    </msub>
    <annotation encoding="StarMath 5.0">R_op</annotation>
  </semantics>
</math>
</file>

<file path=Object 16/content.xml><?xml version="1.0" encoding="utf-8"?>
<math xmlns="http://www.w3.org/1998/Math/MathML" display="block">
  <semantics>
    <msub>
      <mi>R</mi>
      <mrow>
        <mn>0</mn>
        <mi mathvariant="normal">@</mi>
        <mi>C</mi>
      </mrow>
    </msub>
    <annotation encoding="StarMath 5.0">R_{0 %UxE126 C}</annotation>
  </semantics>
</math>
</file>

<file path=Object 17/content.xml><?xml version="1.0" encoding="utf-8"?>
<math xmlns="http://www.w3.org/1998/Math/MathML" display="block">
  <semantics>
    <msub>
      <mi>R</mi>
      <mrow>
        <mn>100</mn>
        <mi mathvariant="normal">@</mi>
        <mi>C</mi>
      </mrow>
    </msub>
    <annotation encoding="StarMath 5.0">R_{100 %UxE126 C}</annotation>
  </semantics>
</math>
</file>

<file path=Object 18/content.xml><?xml version="1.0" encoding="utf-8"?>
<math xmlns="http://www.w3.org/1998/Math/MathML" display="block">
  <semantics>
    <msub>
      <mi>R</mi>
      <mi mathvariant="italic">op</mi>
    </msub>
    <annotation encoding="StarMath 5.0">R_op</annotation>
  </semantics>
</math>
</file>

<file path=Object 19/content.xml><?xml version="1.0" encoding="utf-8"?>
<math xmlns="http://www.w3.org/1998/Math/MathML" display="block">
  <semantics>
    <msub>
      <mi>R</mi>
      <mi mathvariant="italic">op</mi>
    </msub>
    <annotation encoding="StarMath 5.0">R_op</annotation>
  </semantics>
</math>
</file>

<file path=Object 2/content.xml><?xml version="1.0" encoding="utf-8"?>
<math xmlns="http://www.w3.org/1998/Math/MathML" display="block">
  <semantics>
    <mrow>
      <msub>
        <mi mathvariant="normal">ρ</mi>
        <mi mathvariant="italic">amb</mi>
      </msub>
      <mo stretchy="false">=</mo>
      <mfrac>
        <msub>
          <mi>P</mi>
          <mi mathvariant="italic">amb</mi>
        </msub>
        <mrow>
          <msub>
            <mi>R</mi>
            <mi mathvariant="italic">gas</mi>
          </msub>
          <msub>
            <mi>T</mi>
            <mi mathvariant="italic">amb</mi>
          </msub>
        </mrow>
      </mfrac>
    </mrow>
    <annotation encoding="StarMath 5.0">%rho_{ amb } = {P_amb} over {R_gas T_amb}</annotation>
  </semantics>
</math>
</file>

<file path=Object 20/content.xml><?xml version="1.0" encoding="utf-8"?>
<math xmlns="http://www.w3.org/1998/Math/MathML" display="block">
  <semantics>
    <mrow>
      <msub>
        <mi>T</mi>
        <mi>w</mi>
      </msub>
      <mo stretchy="false">=</mo>
      <mfrac>
        <mrow>
          <msub>
            <mi>R</mi>
            <mi mathvariant="italic">op</mi>
          </msub>
          <mo stretchy="false">−</mo>
          <msub>
            <mi>R</mi>
            <mrow>
              <mn>0</mn>
              <mi mathvariant="normal">@</mi>
              <mi>C</mi>
            </mrow>
          </msub>
        </mrow>
        <mrow>
          <msub>
            <mi>R</mi>
            <mrow>
              <mn>100</mn>
              <mi mathvariant="normal">@</mi>
              <mi>C</mi>
            </mrow>
          </msub>
          <mo stretchy="false">−</mo>
          <msub>
            <mi>R</mi>
            <mrow>
              <mn>0</mn>
              <mi mathvariant="normal">@</mi>
              <mi>C</mi>
            </mrow>
          </msub>
        </mrow>
      </mfrac>
    </mrow>
    <annotation encoding="StarMath 5.0">T_w = {R_op - R_{0 %UxE126 C} } over {R_{100 %UxE126 C} - R_{0 %UxE126 C}}</annotation>
  </semantics>
</math>
</file>

<file path=Object 21/content.xml><?xml version="1.0" encoding="utf-8"?>
<math xmlns="http://www.w3.org/1998/Math/MathML" display="block">
  <semantics>
    <msub>
      <mi>T</mi>
      <mi mathvariant="italic">amb</mi>
    </msub>
    <annotation encoding="StarMath 5.0">T_amb</annotation>
  </semantics>
</math>
</file>

<file path=Object 22/content.xml><?xml version="1.0" encoding="utf-8"?>
<math xmlns="http://www.w3.org/1998/Math/MathML" display="block">
  <semantics>
    <msub>
      <mi>R</mi>
      <mi mathvariant="italic">op</mi>
    </msub>
    <annotation encoding="StarMath 5.0">R_op</annotation>
  </semantics>
</math>
</file>

<file path=Object 23/content.xml><?xml version="1.0" encoding="utf-8"?>
<math xmlns="http://www.w3.org/1998/Math/MathML" display="block">
  <semantics>
    <msub>
      <mi>V</mi>
      <mi mathvariant="italic">zero</mi>
    </msub>
    <annotation encoding="StarMath 5.0">V_zero</annotation>
  </semantics>
</math>
</file>

<file path=Object 24/content.xml><?xml version="1.0" encoding="utf-8"?>
<math xmlns="http://www.w3.org/1998/Math/MathML" display="block">
  <semantics>
    <mrow>
      <msub>
        <mi>T</mi>
        <mi>w</mi>
      </msub>
      <mo stretchy="false">=</mo>
      <mfrac>
        <mrow>
          <msub>
            <mi>R</mi>
            <mi mathvariant="italic">op</mi>
          </msub>
          <mo stretchy="false">−</mo>
          <msub>
            <mi>R</mi>
            <mrow>
              <mn>0</mn>
              <mi mathvariant="normal">@</mi>
              <mi>C</mi>
            </mrow>
          </msub>
        </mrow>
        <mrow>
          <msub>
            <mi>R</mi>
            <mrow>
              <mn>100</mn>
              <mi mathvariant="normal">@</mi>
              <mi>C</mi>
            </mrow>
          </msub>
          <mo stretchy="false">−</mo>
          <msub>
            <mi>R</mi>
            <mrow>
              <mn>0</mn>
              <mi mathvariant="normal">@</mi>
              <mi>C</mi>
            </mrow>
          </msub>
        </mrow>
      </mfrac>
    </mrow>
    <annotation encoding="StarMath 5.0">T_w = {R_op - R_{0 %UxE126 C} } over {R_{100 %UxE126 C} - R_{0 %UxE126 C}}</annotation>
  </semantics>
</math>
</file>

<file path=Object 25/content.xml><?xml version="1.0" encoding="utf-8"?>
<math xmlns="http://www.w3.org/1998/Math/MathML" display="block">
  <semantics>
    <msub>
      <mi>T</mi>
      <mi mathvariant="italic">amb</mi>
    </msub>
    <annotation encoding="StarMath 5.0">T_amb</annotation>
  </semantics>
</math>
</file>

<file path=Object 26/content.xml><?xml version="1.0" encoding="utf-8"?>
<math xmlns="http://www.w3.org/1998/Math/MathML" display="block">
  <semantics>
    <msub>
      <mi>V</mi>
      <mi mathvariant="italic">zero</mi>
    </msub>
    <annotation encoding="StarMath 5.0">V_zero</annotation>
  </semantics>
</math>
</file>

<file path=Object 27/content.xml><?xml version="1.0" encoding="utf-8"?>
<math xmlns="http://www.w3.org/1998/Math/MathML" display="block">
  <semantics>
    <msub>
      <mi>R</mi>
      <mi mathvariant="italic">op</mi>
    </msub>
    <annotation encoding="StarMath 5.0">R_op</annotation>
  </semantics>
</math>
</file>

<file path=Object 28/content.xml><?xml version="1.0" encoding="utf-8"?>
<math xmlns="http://www.w3.org/1998/Math/MathML" display="block">
  <semantics>
    <msub>
      <mi>R</mi>
      <mrow>
        <mn>0</mn>
        <mi mathvariant="normal">@</mi>
        <mi>C</mi>
      </mrow>
    </msub>
    <annotation encoding="StarMath 5.0">R_{0 %UxE126 C}</annotation>
  </semantics>
</math>
</file>

<file path=Object 29/content.xml><?xml version="1.0" encoding="utf-8"?>
<math xmlns="http://www.w3.org/1998/Math/MathML" display="block">
  <semantics>
    <msub>
      <mi>R</mi>
      <mrow>
        <mn>100</mn>
        <mi mathvariant="normal">@</mi>
        <mi>C</mi>
      </mrow>
    </msub>
    <annotation encoding="StarMath 5.0">R_{100 %UxE126 C}</annotation>
  </semantics>
</math>
</file>

<file path=Object 3/content.xml><?xml version="1.0" encoding="utf-8"?>
<math xmlns="http://www.w3.org/1998/Math/MathML" display="block">
  <semantics>
    <mrow>
      <mi>u</mi>
      <mo stretchy="false">=</mo>
      <msqrt>
        <mfrac>
          <mrow>
            <mfrac>
              <msup>
                <mi>V</mi>
                <mn>2</mn>
              </msup>
              <mrow>
                <msub>
                  <mi>R</mi>
                  <mi mathvariant="italic">op</mi>
                </msub>
                <mrow>
                  <mo fence="true" stretchy="false">(</mo>
                  <mrow>
                    <mrow>
                      <msub>
                        <mi>T</mi>
                        <mi>w</mi>
                      </msub>
                      <mo stretchy="false">−</mo>
                      <msub>
                        <mi>T</mi>
                        <mi mathvariant="italic">amb</mi>
                      </msub>
                    </mrow>
                  </mrow>
                  <mo fence="true" stretchy="false">)</mo>
                </mrow>
              </mrow>
            </mfrac>
            <mo stretchy="false">−</mo>
            <mi>A</mi>
          </mrow>
          <mi>B</mi>
        </mfrac>
      </msqrt>
    </mrow>
    <annotation encoding="StarMath 5.0">u = sqrt{ {{V^2} over {R_op(T_w - T_amb)} - A} over {B} }</annotation>
  </semantics>
</math>
</file>

<file path=Object 30/content.xml><?xml version="1.0" encoding="utf-8"?>
<math xmlns="http://www.w3.org/1998/Math/MathML" display="block">
  <semantics>
    <mrow>
      <msub>
        <mi>T</mi>
        <mi>w</mi>
      </msub>
      <mo stretchy="false">=</mo>
      <mfrac>
        <mrow>
          <msub>
            <mi>R</mi>
            <mi mathvariant="italic">op</mi>
          </msub>
          <mo stretchy="false">−</mo>
          <msub>
            <mi>R</mi>
            <mrow>
              <mn>0</mn>
              <mi mathvariant="normal">@</mi>
              <mi>C</mi>
            </mrow>
          </msub>
        </mrow>
        <mrow>
          <msub>
            <mi>R</mi>
            <mrow>
              <mn>100</mn>
              <mi mathvariant="normal">@</mi>
              <mi>C</mi>
            </mrow>
          </msub>
          <mo stretchy="false">−</mo>
          <msub>
            <mi>R</mi>
            <mrow>
              <mn>0</mn>
              <mi mathvariant="normal">@</mi>
              <mi>C</mi>
            </mrow>
          </msub>
        </mrow>
      </mfrac>
    </mrow>
    <annotation encoding="StarMath 5.0">T_w = {R_op - R_{0 %UxE126 C} } over {R_{100 %UxE126 C} - R_{0 %UxE126 C}}</annotation>
  </semantics>
</math>
</file>

<file path=Object 31/content.xml><?xml version="1.0" encoding="utf-8"?>
<math xmlns="http://www.w3.org/1998/Math/MathML" display="block">
  <semantics>
    <msub>
      <mi>R</mi>
      <mi mathvariant="italic">op</mi>
    </msub>
    <annotation encoding="StarMath 5.0">R_op</annotation>
  </semantics>
</math>
</file>

<file path=Object 32/content.xml><?xml version="1.0" encoding="utf-8"?>
<math xmlns="http://www.w3.org/1998/Math/MathML" display="block">
  <semantics>
    <msub>
      <mi>R</mi>
      <mrow>
        <mn>0</mn>
        <mi mathvariant="normal">@</mi>
        <mi>C</mi>
      </mrow>
    </msub>
    <annotation encoding="StarMath 5.0">R_{0 %UxE126 C}</annotation>
  </semantics>
</math>
</file>

<file path=Object 33/content.xml><?xml version="1.0" encoding="utf-8"?>
<math xmlns="http://www.w3.org/1998/Math/MathML" display="block">
  <semantics>
    <msub>
      <mi>R</mi>
      <mrow>
        <mn>100</mn>
        <mi mathvariant="normal">@</mi>
        <mi>C</mi>
      </mrow>
    </msub>
    <annotation encoding="StarMath 5.0">R_{100 %UxE126 C}</annotation>
  </semantics>
</math>
</file>

<file path=Object 35/content.xml><?xml version="1.0" encoding="utf-8"?>
<math xmlns="http://www.w3.org/1998/Math/MathML" display="block">
  <semantics>
    <msub>
      <mi>R</mi>
      <mi mathvariant="italic">op</mi>
    </msub>
    <annotation encoding="StarMath 5.0">R_op</annotation>
  </semantics>
</math>
</file>

<file path=Object 36/content.xml><?xml version="1.0" encoding="utf-8"?>
<math xmlns="http://www.w3.org/1998/Math/MathML" display="block">
  <semantics>
    <msub>
      <mi>R</mi>
      <mrow>
        <mn>0</mn>
        <mi mathvariant="normal">@</mi>
        <mi>C</mi>
      </mrow>
    </msub>
    <annotation encoding="StarMath 5.0">R_{0 %UxE126 C}</annotation>
  </semantics>
</math>
</file>

<file path=Object 37/content.xml><?xml version="1.0" encoding="utf-8"?>
<math xmlns="http://www.w3.org/1998/Math/MathML" display="block">
  <semantics>
    <msub>
      <mi>R</mi>
      <mrow>
        <mn>100</mn>
        <mi mathvariant="normal">@</mi>
        <mi>C</mi>
      </mrow>
    </msub>
    <annotation encoding="StarMath 5.0">R_{100 %UxE126 C}</annotation>
  </semantics>
</math>
</file>

<file path=Object 4/content.xml><?xml version="1.0" encoding="utf-8"?>
<math xmlns="http://www.w3.org/1998/Math/MathML" display="block">
  <semantics>
    <mrow>
      <mrow>
        <msub>
          <mi>P</mi>
          <mrow>
            <mi mathvariant="italic">pln</mi>
            <mi>,</mi>
            <mi>g</mi>
          </mrow>
        </msub>
        <mo stretchy="false">=</mo>
        <mi mathvariant="normal">Δ</mi>
      </mrow>
      <mi>P</mi>
    </mrow>
    <annotation encoding="StarMath 5.0">P_{pln,g} = %DELTA P</annotation>
  </semantics>
</math>
</file>

<file path=Object 5/content.xml><?xml version="1.0" encoding="utf-8"?>
<math xmlns="http://www.w3.org/1998/Math/MathML" display="block">
  <semantics>
    <msub>
      <mi>P</mi>
      <mi mathvariant="italic">amb</mi>
    </msub>
    <annotation encoding="StarMath 5.0">P_amb</annotation>
  </semantics>
</math>
</file>

<file path=Object 6/content.xml><?xml version="1.0" encoding="utf-8"?>
<math xmlns="http://www.w3.org/1998/Math/MathML" display="block">
  <semantics>
    <mi>V</mi>
    <annotation encoding="StarMath 5.0">V</annotation>
  </semantics>
</math>
</file>

<file path=Object 7/content.xml><?xml version="1.0" encoding="utf-8"?>
<math xmlns="http://www.w3.org/1998/Math/MathML" display="block">
  <semantics>
    <msub>
      <mi>T</mi>
      <mi mathvariant="italic">amb</mi>
    </msub>
    <annotation encoding="StarMath 5.0">T_amb</annotation>
  </semantics>
</math>
</file>

<file path=Object 8/content.xml><?xml version="1.0" encoding="utf-8"?>
<math xmlns="http://www.w3.org/1998/Math/MathML" display="block">
  <semantics>
    <msub>
      <mi>R</mi>
      <mi mathvariant="italic">op</mi>
    </msub>
    <annotation encoding="StarMath 5.0">R_op</annotation>
  </semantics>
</math>
</file>

<file path=Object 9/content.xml><?xml version="1.0" encoding="utf-8"?>
<math xmlns="http://www.w3.org/1998/Math/MathML" display="block">
  <semantics>
    <mi>V</mi>
    <annotation encoding="StarMath 5.0">V</annotation>
  </semantics>
</math>
</file>